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Predeterminado" style:font-family-generic="swiss"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able_20_Contents">
      <style:text-properties style:font-name="Liberation Sans" fo:font-size="10pt" fo:font-style="italic" style:font-size-asian="8.75pt" style:font-style-asian="italic" style:font-size-complex="10pt" style:font-style-complex="italic"/>
    </style:style>
    <style:style style:name="P2" style:family="paragraph" style:parent-style-name="Table_20_Contents">
      <style:paragraph-properties fo:text-align="end" style:justify-single-word="false"/>
      <style:text-properties style:font-name="Liberation Sans" fo:font-size="10pt" style:font-size-asian="8.75pt" style:font-size-complex="10pt"/>
    </style:style>
    <style:style style:name="P3"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4"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5"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6" style:family="paragraph" style:parent-style-name="Standard">
      <style:paragraph-properties fo:text-align="end" style:justify-single-word="false"/>
      <style:text-properties fo:color="#000000" style:font-name="Liberation Sans" fo:font-style="italic" fo:font-weight="bold" fo:background-color="transparent" style:font-style-asian="italic" style:font-weight-asian="bold" style:font-style-complex="italic" style:font-weight-complex="bold"/>
    </style:style>
    <style:style style:name="P7" style:family="paragraph" style:parent-style-name="Standard">
      <style:paragraph-properties fo:text-align="center" style:justify-single-word="false"/>
      <style:text-properties fo:color="#000000" style:font-name="Liberation Sans" fo:font-size="15pt" fo:font-style="italic" fo:font-weight="bold" style:font-size-asian="15pt" style:font-style-asian="italic" style:font-weight-asian="bold" style:font-size-complex="15pt" style:font-style-complex="italic" style:font-weight-complex="bold"/>
    </style:style>
    <style:style style:name="P8" style:family="paragraph" style:parent-style-name="Standard">
      <style:paragraph-properties fo:text-align="justify" style:justify-single-word="false"/>
      <style:text-properties fo:color="#000000" style:font-name="Liberation Sans" fo:font-weight="bold" fo:background-color="transparent" style:font-weight-asian="bold" style:font-weight-complex="bold"/>
    </style:style>
    <style:style style:name="P9" style:family="paragraph" style:parent-style-name="Standard">
      <style:paragraph-properties fo:text-align="justify" style:justify-single-word="false"/>
      <style:text-properties fo:color="#000000" style:font-name="Liberation Sans" fo:font-weight="bold" fo:background-color="#ffff00" style:font-weight-asian="bold" style:font-weight-complex="bold"/>
    </style:style>
    <style:style style:name="P10" style:family="paragraph" style:parent-style-name="Standard">
      <style:text-properties fo:color="#000000" style:font-name="Liberation Sans" fo:background-color="#ffff00"/>
    </style:style>
    <style:style style:name="P11" style:family="paragraph" style:parent-style-name="Standard">
      <style:paragraph-properties fo:line-height="150%" fo:text-align="justify" style:justify-single-word="false"/>
      <style:text-properties fo:color="#000000" style:font-name="Liberation Sans" fo:background-color="transparent"/>
    </style:style>
    <style:style style:name="P12" style:family="paragraph" style:parent-style-name="Standard">
      <style:paragraph-properties fo:line-height="150%" fo:text-align="justify" style:justify-single-word="false"/>
      <style:text-properties fo:color="#000000" style:font-name="Liberation Sans" fo:font-style="normal" fo:background-color="transparent" style:font-style-asian="normal" style:font-style-complex="normal"/>
    </style:style>
    <style:style style:name="P13" style:family="paragraph" style:parent-style-name="Standard">
      <style:paragraph-properties fo:text-align="justify" style:justify-single-word="false"/>
      <style:text-properties fo:color="#000000" style:font-name="Liberation Sans" fo:font-weight="normal" fo:background-color="transparent" style:font-weight-asian="normal" style:font-weight-complex="normal"/>
    </style:style>
    <style:style style:name="P14" style:family="paragraph" style:parent-style-name="Standard">
      <style:paragraph-properties fo:text-align="justify" style:justify-single-word="false"/>
      <style:text-properties fo:color="#000000" style:font-name="Liberation Sans" fo:font-weight="normal" fo:background-color="transparent" style:font-weight-asian="normal" style:font-weight-complex="normal"/>
    </style:style>
    <style:style style:name="P15" style:family="paragraph" style:parent-style-name="Standard" style:list-style-name="L1">
      <style:paragraph-properties fo:text-align="justify" style:justify-single-word="false"/>
      <style:text-properties fo:color="#000000" style:font-name="Liberation Sans" fo:font-weight="normal" fo:background-color="transparent" style:font-weight-asian="normal" style:font-weight-complex="normal"/>
    </style:style>
    <style:style style:name="P16" style:family="paragraph" style:parent-style-name="Standard">
      <style:paragraph-properties fo:text-align="justify" style:justify-single-word="false"/>
      <style:text-properties fo:color="#000000" style:font-name="Liberation Sans" fo:font-weight="bold" fo:background-color="transparent" style:font-weight-asian="bold" style:font-weight-complex="bold"/>
    </style:style>
    <style:style style:name="P17" style:family="paragraph" style:parent-style-name="Standard">
      <style:paragraph-properties fo:text-align="justify" style:justify-single-word="false"/>
      <style:text-properties fo:color="#000000" style:font-name="Liberation Sans" fo:font-style="italic" fo:font-weight="normal" fo:background-color="transparent" style:font-style-asian="italic" style:font-weight-asian="normal" style:font-style-complex="italic" style:font-weight-complex="normal"/>
    </style:style>
    <style:style style:name="P18" style:family="paragraph" style:parent-style-name="Standard">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19" style:family="paragraph" style:parent-style-name="Standard" style:list-style-name="L1">
      <style:paragraph-properties fo:text-align="justify" style:justify-single-word="false"/>
    </style:style>
    <style:style style:name="P20" style:family="paragraph" style:parent-style-name="Standard">
      <style:text-properties style:font-name="Liberation Sans"/>
    </style:style>
    <style:style style:name="P21" style:family="paragraph" style:parent-style-name="Standard">
      <style:paragraph-properties fo:text-align="justify" style:justify-single-word="false"/>
      <style:text-properties style:font-name="Liberation Sans"/>
    </style:style>
    <style:style style:name="P22" style:family="paragraph" style:parent-style-name="Standard">
      <style:paragraph-properties fo:text-align="justify" style:justify-single-word="false" fo:break-before="page"/>
      <style:text-properties fo:color="#000000" style:font-name="Liberation Sans" fo:font-weight="bold" fo:background-color="transparent" style:font-weight-asian="bold" style:font-weight-complex="bold"/>
    </style:style>
    <style:style style:name="P23" style:family="paragraph" style:parent-style-name="Footnote" style:list-style-name="L1">
      <style:paragraph-properties fo:text-align="justify" style:justify-single-word="false"/>
      <style:text-properties fo:color="#000000" style:font-name="Liberation Sans" fo:font-weight="normal" fo:background-color="transparent" style:font-weight-asian="normal" style:font-weight-complex="normal"/>
    </style:style>
    <style:style style:name="P24" style:family="paragraph" style:parent-style-name="Footnote">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nabomber y la lucha contra las maquinas</text:p>
      <text:p text:style-name="P3">por, Guillermo Lengemann</text:p>
      <text:p text:style-name="P4"/>
      <text:p text:style-name="P4">Caracas, 18 de Enero de 2013</text:p>
      <text:p text:style-name="P5">Seminario de Historia de la Filosofía: <text:span text:style-name="T1">La sin razón en el siglo XX II</text:span></text:p>
      <text:p text:style-name="P6">Trabajo Final</text:p>
      <text:p text:style-name="P10"/>
      <text:p text:style-name="P9">Unabomber asegura en el párrafo XX que el sistema crea fidelidad al sistema antes que <text:s/>grupos mas pequeños como la familia, su hermano al reconocer las sus ideas en el manifiesto fue quien aviso a la policía. </text:p>
      <text:p text:style-name="P11"/>
      <text:p text:style-name="P11"><text:tab/>El concepto de progreso esta estrechamente relacionado con la técnica y su desarrollo, una explosión técnica dio paso a la sociedad industrial y a la razón instrumental. El concepto de progreso esta separado de la concepción del pecado original y <text:span text:style-name="T2">la caída del hombre,</text:span><text:span text:style-name="T3"> a partir de la </text:span><text:span text:style-name="T2">caída del hombre</text:span><text:span text:style-name="T3"> por el pecado original el desarrollo de la humanidad es un degenerar. El progreso por el contrario propone la superación y mejora de la situación humana, una paso del estado salvaje o silvestre o un estado de comodidad ofrecido especialmente por el desarrollo técnico. </text:span></text:p>
      <text:p text:style-name="P12"/>
      <text:p text:style-name="P11"><text:span text:style-name="T3"><text:tab/>La historia denomina </text:span><text:span text:style-name="T2">Revolución Industrial</text:span><text:span text:style-name="T3"> a un período que comprende los siglos XVIII hasta los principios del siglo XIX, este período se distingue con el anterior por el reemplazo del trabajo manual por la maquina, se desarrolla especialmente la industria y la manufactura. El siglo XVIII es también conocido como </text:span><text:span text:style-name="T2">el siglo de las luces</text:span><text:span text:style-name="T3">, a finales del siglo XVII comienza el desarrollo de un movimiento cultural e intelectual que se conoce como la </text:span><text:span text:style-name="T2">Ilustración, </text:span><text:span text:style-name="T3">este movimiento se propone dar luces a la humanidad por medio de la razón.</text:span></text:p>
      <text:p text:style-name="P12"><text:tab/></text:p>
      <text:p text:style-name="P11"><text:span text:style-name="T3"><text:tab/>La Revolución Industrial que se inicia en el siglo XVII tiene su lectura desde la sociológica como </text:span><text:span text:style-name="T2">Sociedad Industrial </text:span><text:span text:style-name="T3">que es seguida por una S</text:span><text:span text:style-name="T2">ociedad Postindustrial </text:span><text:span text:style-name="T3">y antecedida por una </text:span><text:span text:style-name="T2">Sociedad Preindustrial</text:span><text:span text:style-name="T3">. Entre las características de las </text:span><text:span text:style-name="T2">Sociedad Industrial</text:span><text:span text:style-name="T3"> están los objetivos siempre pensando en la industria como organizar el trabajo para conseguir la máximo productividad, objetivo que decanta en la división del trabajo propios del </text:span><text:span text:style-name="T2">Taylorismo y</text:span><text:span text:style-name="T3"> </text:span><text:span text:style-name="T2">el Fordismo. </text:span><text:span text:style-name="T3">El reemplazo de la mano de obra por la máquina, el desarrollo de la maquina por acción del desarrollo técnico. El paso de la </text:span><text:span text:style-name="T2">Sociedad Preindustrial</text:span><text:span text:style-name="T3"> a la </text:span><text:span text:style-name="T2">Sociedad Indistrial</text:span><text:span text:style-name="T3"> y llegar a la </text:span><text:span text:style-name="T2">Sociedad Postindustrial </text:span><text:span text:style-name="T3">es visto como un progreso para la </text:span><text:soft-page-break/><text:span text:style-name="T3">sociedad industrial.</text:span></text:p>
      <text:p text:style-name="P8"/>
      <text:p text:style-name="P13">Algunos occidentales parecen tener una seducción o nostalgia hacia el primitivismo </text:p>
      <text:p text:style-name="P8"/>
      <text:p text:style-name="P8"/>
      <text:p text:style-name="P13">El estructuralismo descarga cualquier comparativa entre sociedades, el <text:span text:style-name="T2">progreso</text:span><text:span text:style-name="T3"> es un hecho de occidente y solo valido para occidente.</text:span></text:p>
      <text:p text:style-name="P8"/>
      <text:p text:style-name="P13">El progreso técnico no es universalmente deseable explica <text:span text:style-name="T2">Claude Lévi Strauss, </text:span><text:span text:style-name="T3">me propongo destacar las premisas que dan lugar a esta afirmación y compararlas con el escrito </text:span><text:span text:style-name="T2">La sociedad Insdustrial y su futuro </text:span><text:span text:style-name="T3">de </text:span><text:span text:style-name="T2">Theodore Kaczynski </text:span><text:span text:style-name="T3">mostrando corrientes que se oponen a la técnica y su desarrollo.</text:span></text:p>
      <text:p text:style-name="P13"><text:span text:style-name="T3"/></text:p>
      <text:p text:style-name="P13"><text:span text:style-name="T3">La antropología estructuralista afirma la identidad del hombre y la diversidad de las obras: “...El pensamiento cultivado que expresa el </text:span><text:span text:style-name="T2">ethos de la ciencia moderna organiza el mundo como red de propiedades cuantificables... el pensamiento silvestre organiza el mundo como una red de sistemas de signo, cada experiencia es la lectura de un mensaje...”.</text:span></text:p>
      <text:p text:style-name="P8"/>
      <text:p text:style-name="P13">La cuantificación del mundo en términos de propiedades es la base para la transformación activa del mundo material a los fines del desarrollo técnico.</text:p>
      <text:p text:style-name="P13"/>
      <text:p text:style-name="P13"><text:span text:style-name="T2">“...La lógica del pensamiento mítico nos ha parecido tan exigente como aquella sobre la cual reposa el pensamiento positivo y, en el fondo, poco diferente. Porque la diferencia no consiste tanto en la cualidad de las operaciones intelectuales, cuanto en la naturaleza de las cosas sobre las que dichas operaciones recaen...”</text:span><text:note text:id="ftn0" text:note-class="footnote"><text:note-citation>1</text:note-citation><text:note-body><text:p text:style-name="Footnote">Antropología estructural, Claude Levi-Strauss. pag210</text:p></text:note-body></text:note></text:p>
      <text:p text:style-name="P8"/>
      <text:p text:style-name="P17">“...Tal vez un día descubramos que en el pensamiento mítico y en el pensamiento científico opera la misma lógica, y que el hombre ha pensado siempre igualmente bien. El progreso -supuesto que el termino pudiera entonces aplicarse- no habría tenido como escenario la conciencia sino el mundo, un mundo donde la humanidad dotada de facultades constantes se habría encontrado, en el transcurso de su larga historia, en continua lucha con nuevos objetos...”<text:note text:id="ftn1" text:note-class="footnote"><text:note-citation>2</text:note-citation><text:note-body><text:p text:style-name="Footnote">Ibid</text:p></text:note-body></text:note></text:p>
      <text:p text:style-name="P17"/>
      <text:p text:style-name="P17">“...El problema del primitivismo de una sociedad se plantea generalmente por el contraste que ella ofrece en comparación con sus vecinos próximos o lejanos. Se comprueba una diferencia de nivel cultural entre dicha sociedad y aquellas con las cuales puede ser más fácilmente comparada...”. <text:span text:style-name="T3">¿en que se fundamenta la diferenciación?: “</text:span>...Su cultura es más pobre debido a la ausencia o la insuficiencia de técnicas cuyo empleo corriente -ya que no siempre su invención- se hace remontar al período neolítico: habitaciones permanentes, cultivo de la tierra, crianza, pulimento de la piedra, tejido, alfareria...”</text:p>
      <text:p text:style-name="P17"/>
      <text:p text:style-name="P18">¿Cual seria el criterio actual para medir el primitivismo?. </text:p>
      <text:p text:style-name="P13"/>
      <text:p text:style-name="P13"><text:soft-page-break/></text:p>
      <text:p text:style-name="P13">La <text:span text:style-name="T2">Internet Society</text:span><text:span text:style-name="T2"><text:note text:id="ftn3" text:note-class="footnote"><text:note-citation>3</text:note-citation><text:note-body><text:p text:style-name="Footnote">United Nations Educational, Scientific and Cultural Organisation (UNESCO). Fuente: <text:a xlink:type="simple" xlink:href="http://www.internetsociety.org/who-we-are/related-and-partner-organisations/community-and-partner-organisations/unesco">http://www.internetsociety.org/who-we-are/related-and-partner-organisations/community-and-partner-organisations/unesco</text:a></text:p></text:note-body></text:note></text:span><text:span text:style-name="T3"> ONG que trabaja junto a la UNESCO en programas de introducción a las nuevas tecnologías destaca que el uso de internet permite: empoderamiento de las personas mediante el acceso a la información y el conocimiento con especial atención el la libertad de expresión, promoción del desarrollo de la comunicación y el avance de la educación, la ciencia y la cultura con el uso de las tecnologías de comunicación e información.</text:span></text:p>
      <text:p text:style-name="P8"/>
      <text:p text:style-name="P13">La UNESCO considera a internet como un derecho universal, en el : “...Desde finales del siglo XVIII la idea de los derechos humanos inherentes y universales ha ido creciendo en popularidad en todo el mundo. Un derecho humano es “un derecho legal reconocido universalmente cuya falta de reconocimiento causaría daños y privaciones en las vidas y los sistemas de vida de los seres humanos” (McIver, 2000). Los derechos humanos se derivan de las necesidades humanas, y ofrecen un conjunto de normas universalmente disponibles para la dignidad y la integridad de todos los seres humanos...”</text:p>
      <text:p text:style-name="P8"/>
      <text:p text:style-name="P8"/>
      <text:p text:style-name="P8">La Declaración Universal de Derechos Humanos (ONU, 1948) aporta un marco</text:p>
      <text:p text:style-name="P8">común para el establecimiento, protección y aplicación de los derechos humanos.</text:p>
      <text:p text:style-name="P8">El concepto de libertad de acceso a la información y de libertad de expresión está</text:p>
      <text:p text:style-name="P8">claramente expresado en el Artículo 19 de la Declaración:</text:p>
      <text:p text:style-name="P8"></text:p>
      <text:p text:style-name="P8">“Todas las personas tienen derecho a la libertad de opinión y de expresión; este</text:p>
      <text:p text:style-name="P8">derecho incluye la libertad de mantener opiniones sin interferencias y de buscar,</text:p>
      <text:p text:style-name="P8">recibir e impartir información e ideas a través de cualquier medio y por encima de</text:p>
      <text:p text:style-name="P8">todo tipo de fronteras.”</text:p>
      <text:p text:style-name="P8"/>
      <text:p text:style-name="P8"/>
      <text:p text:style-name="P8">“...El Manifiesto sobre Internet de la IFLA se fundamenta en el Artículo 19 de la</text:p>
      <text:p text:style-name="P8">Declaración Universal de Derechos Humanos, y hace hincapié en que los usuarios</text:p>
      <text:p text:style-name="P8">de las bibliotecas tienen derecho a esperar el mismo grado de libertad de</text:p>
      <text:p text:style-name="P8">expresión y de libertad de acceso a la información en Internet del que disfrutan</text:p>
      <text:p text:style-name="P8">para los materiales impresos. Se trata de un documento de actualización de los</text:p>
      <text:p text:style-name="P8">ideales fundamentales de la profesión bibliotecaria para la era de Internet. Sin</text:p>
      <text:p text:style-name="P8">embargo, para comprender por qué el Manifiesto y estas Directrices que lo</text:p>
      <text:p text:style-name="P8">desarrollan resultan tan importantes para los profesionales de la información y las</text:p>
      <text:p text:style-name="P8">bibliotecas hay que examinar la legitimidad sobre la que están edificadas, para</text:p>
      <text:p text:style-name="P8">demostrar que ambos documentos tienen mucho que aportar a los bibliotecarios</text:p>
      <text:p text:style-name="P8">de todo el mundo a medida que Internet sigue creciendo y desempeñando un rol</text:p>
      <text:p text:style-name="P8">cada vez mayor en el trabajo diario de las bibliotecas...”<text:note text:id="ftn6" text:note-class="footnote"><text:note-citation>4</text:note-citation><text:note-body><text:p text:style-name="P24">Manifiesto de la IFLA/UNESCO sobre internet</text:p></text:note-body></text:note></text:p>
      <text:p text:style-name="P8"/>
      <text:p text:style-name="P8">Pero estos valores no son universales solo en occidente como podría sugerir <text:span text:style-name="T2">Levi-Strauss: “...Sin embargo, y a pesar de nuestros mejores esfuerzos, muchos</text:span></text:p>
      <text:p text:style-name="P8"><text:soft-page-break/><text:span text:style-name="T2">miembros de la sociedad todavía están fuera del circuito de la información. Las</text:span></text:p>
      <text:p text:style-name="P8"><text:span text:style-name="T2">barreras creadas por el origen étnico, el género, la sexualidad, la discapacidad</text:span></text:p>
      <text:p text:style-name="P8"><text:span text:style-name="T2">física o mental, el logro educativo, la situación de empleo o la posición económica son responsables de la exclusión de muchos ciudadanos...”</text:span></text:p>
      <text:p text:style-name="P8"><text:span text:style-name="T2"/></text:p>
      <text:p text:style-name="P18">Una de las barreras que se enuncia son las de origen étnico pero no existe la interrogante previa sobre la conveniencia de una biblioteca o de internet en las comunidades indígenas, se da sin discusión que las comunidades desean acceso a internet. Internet depende del sistema tecnológico, de energía eléctrica estable, de computadoras, antenas e infraestructura para permitir el acceso a internet, en consecuencia la selva virgen es intervenir para poder sostener la adopción de la tecnología. ¿es la UNESCO el nuevo órgano del colonialismo?.</text:p>
      <text:p text:style-name="P8"><text:span text:style-name="T2"/></text:p>
      <text:p text:style-name="P21"><text:tab/>Parece que sí, pero no es el único en mayo del 2000, el gobierno venezolano promulga el decreto 825<text:note text:id="ftn5" text:note-class="footnote"><text:note-citation>5</text:note-citation><text:note-body><text:p text:style-name="Footnote">Decreto N° 825, Gaceta Oficial N° 36.955, 22 de mayo de 2000. Fuente: <text:a xlink:type="simple" xlink:href="http://www.analitica.com/bitblioteca/conatel/decreto_internet.asp">http://www.analitica.com/bitblioteca/conatel/decreto_internet.asp</text:a></text:p></text:note-body></text:note>: “Se declara el acceso y el uso de Internet como política prioritaria para el desarrollo cultural, económico, social y político de la República Bolivariana de Venezuela.”. No presenta excepciones del tipo: las comunidades indígenas no consideran el internet como un elemento de desarrollo, por el contrario ven en él la perdida de sus costumbres y el ataque a su entorno con la instalación del sistema industrial. Lo que en realidad parece estar sucediendo es una armonización a las comunidades indígenas con los valores occidentales y puede que se este haciendo con la mejor voluntad y buena fe del mundo.</text:p>
      <text:p text:style-name="P20"/>
      <text:p text:style-name="P21"><text:tab/>Pero, no es un Ministerio de los Pueblos Indígenas<text:note text:id="ftn7" text:note-class="footnote"><text:note-citation>6</text:note-citation><text:note-body><text:p text:style-name="Footnote"><text:span text:style-name="T2">Ministerio del Poder Popular para los Pueblos Indígenas.</text:span> <text:a xlink:type="simple" xlink:href="http://www.minpi.gob.ve/">http://www.minpi.gob.ve</text:a></text:p></text:note-body></text:note> una homogeneización y armonización con el propósito de hacer lo diferente igual, es una cultura que conserva su vestimentas o su comida pero que habla el lenguaje y por medio de las instituciones occidentales. En la colonia fueron los derrotados junto a los negros y desde entonces estaban marginados, ahora participan pero no lo hacen en sus términos sino en los términos del colono y por la consideración a partir de elevar derechos universales. Los indígenas no son exterminados en la actualidad porque occidente considera la vida un derecho universal pero antes occidente los extermino. Su condición sigue siendo marginal pero actualmente consiguen atraer la fascinación de occidente. <text:s/>En este caso en vez de conquistar la pluralidad y diversidad lo que se hace es universalizar.</text:p>
      <text:p text:style-name="P20"/>
      <text:p text:style-name="P13">La pagina más visita en internet es el buscado <text:span text:style-name="T2">Google</text:span><text:span text:style-name="T3"> le sigue en orden descendente </text:span><text:span text:style-name="T2">facebook, YouTube, Yahoo, Baidu (buscador Chino)</text:span><text:span text:style-name="T3"> y es sexto lugar </text:span><text:span text:style-name="T2">Wikipedia. </text:span><text:span text:style-name="T3">Esta ultima, </text:span><text:span text:style-name="T2">Wikipedia</text:span><text:span text:style-name="T3">, tiene como lema “</text:span><text:span text:style-name="T2">La enciclopedia libre que todos pueden editar”</text:span><text:span text:style-name="T3">.</text:span></text:p>
      <text:p text:style-name="P8"/>
      <text:p text:style-name="P13">El acceso a internet por países coloca a china en el primer lugar con más de 513 millones y 38% de penetración, en segundo lugar Estados Unidos con 245 Millones con 78% de penetración. Brasil ocupa el 5 puesto con 79 millones de usuarios y una penetración de 39%, Venezuela se encuentra en la posición 34 con 10 millones de usuarios y una penetración de 39%.</text:p>
      <text:p text:style-name="P13"/>
      <text:p text:style-name="P18"><text:soft-page-break/>Diferentes tecnologías de conexión a internet representan niveles de desarrollo en tanto que en nuestro país la mayoritaria de las conexiones desde el hogar se hacen con el uso de banda ancha que con suerte llega a velocidades de 2 Mb/s, en México algunas ciudades consiguen velocidades de 150 Mb/s, en china el plan de gobierno <text:span text:style-name="T2">Fibra al Hogar</text:span><text:span text:style-name="T2"><text:note text:id="ftn4" text:note-class="footnote"><text:note-citation>7</text:note-citation><text:note-body><text:p text:style-name="Footnote">China ordena que todas las casas nuevas deberán tener instalada red de fibra óptica. Fuente: <text:a xlink:type="simple" xlink:href="http://www.fayerwayer.com/2013/01/china-ordena-que-todas-las-casas-nuevas-deberan-tener-instalada-red-de-fibra-optica/">http://www.fayerwayer.com/2013/01/china-ordena-que-todas-las-casas-nuevas-deberan-tener-instalada-red-de-fibra-optica/</text:a> </text:p></text:note-body></text:note></text:span> planea conectar 40 millones de casas en 2015 y un decreto de este año ordena que toda casa construida a partir del 1 de abril de 2013 deberá tener instalada una conexión de fibra óptica.</text:p>
      <text:p text:style-name="P13"/>
      <text:p text:style-name="P13"><text:tab/>Todo estos son valores universales de occidente y la relación entre técnica y progreso es evidente, el espíritu de la primera enciclopedia de <text:span text:style-name="T2">Diderot</text:span><text:span text:style-name="T3"> y la ilustración esta presente en </text:span><text:span text:style-name="T2">Wikipedia </text:span><text:span text:style-name="T3">y en la promoción de internet como vehículo para . Es la técnica que se procura su propio desarrollo, es adoptar una mejora técnica para desarrollar la técnica.</text:span></text:p>
      <text:p text:style-name="P13"/>
      <text:p text:style-name="P13">El gobierno venezolano con el uso del satelite Simón Bolivar se propone llevar internet satélite a las comunidades indígenas que se encuentran alejadas de centros urbanos.<text:note text:id="ftn2" text:note-class="footnote"><text:note-citation>8</text:note-citation><text:note-body><text:p text:style-name="Footnote">Gobierno nacional lleva Internet a comunidad indígena de Karun Ken. Fuente: http://www.venezueladeverdad.gob.ve/?p=34540</text:p></text:note-body></text:note></text:p>
      <text:p text:style-name="P22">Bibliografía</text:p>
      <text:p text:style-name="P8"/>
      <text:list xml:id="list10172873391" text:style-name="L1">
        <text:list-item>
          <text:p text:style-name="P23">Antropología estructural, Claude Levi-Strauss</text:p>
        </text:list-item>
        <text:list-item>
          <text:p text:style-name="P15">The Net – The Unabomber <text:a xlink:type="simple" xlink:href="http://youtu.be/doQAwLb-DEE">http://youtu.be/doQAwLb-DEE</text:a></text:p>
        </text:list-item>
        <text:list-item>
          <text:p text:style-name="P15">das netz <text:a xlink:type="simple" xlink:href="http://www.t-h-e-n-e-t.com/">http://www.t-h-e-n-e-t.com/</text:a></text:p>
        </text:list-item>
        <text:list-item>
          <text:p text:style-name="P19">Touraine, A. (1992). Crítica a la Modernidad. Fondo de Cultura Económic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Predeterminado" style:font-family-generic="swiss"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Light" style:font-size-asian="24pt" style:font-weight-asian="bold" style:font-name-complex="FreeSans" style:font-size-complex="24pt" style:font-weight-complex="bold"/>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text-properties style:font-name="Liberation Sans1" style:font-size-asian="10.5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style:font-size-asian="14pt" style:font-weight-asian="bold" style:font-name-complex="FreeSans"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none"/>
    </style:style>
    <style:style style:name="MP1" style:family="paragraph" style:parent-style-name="Table_20_Contents">
      <style:text-properties style:font-name="Liberation Sans" fo:font-size="10pt" fo:font-style="italic" style:font-size-asian="8.75pt" style:font-style-asian="italic" style:font-size-complex="10pt" style:font-style-complex="italic"/>
    </style:style>
    <style:style style:name="MP2" style:family="paragraph" style:parent-style-name="Table_20_Contents">
      <style:paragraph-properties fo:text-align="end" style:justify-single-word="false"/>
      <style:text-properties style:font-name="Liberation Sans" fo:font-size="10pt" style:font-size-asian="8.75pt" style:font-size-complex="10pt"/>
    </style:style>
    <style:page-layout style:name="Mpm1">
      <style:page-layout-properties fo:page-width="21.59cm" fo:page-height="27.94cm" style:num-format="1" style:print-orientation="portrait" fo:margin-top="2cm" fo:margin-bottom="1.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a1" table:style-name="Tabla1">
          <table:table-column table:style-name="Tabla1.A"/>
          <table:table-column table:style-name="Tabla1.B"/>
          <table:table-row>
            <table:table-cell table:style-name="Tabla1.A1" office:value-type="string">
              <text:p text:style-name="MP1">Kamikazes de la moral</text:p>
            </table:table-cell>
            <table:table-cell table:style-name="Tabla1.A1" office:value-type="string">
              <text:p text:style-name="MP2"><text:page-number text:select-page="current">6</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29T15:07:18</meta:creation-date>
    <dc:date>2013-01-18T10:32:38</dc:date>
    <meta:editing-duration>P6DT12H50M44S</meta:editing-duration>
    <meta:editing-cycles>101</meta:editing-cycles>
    <meta:generator>LibreOffice/3.5$Linux_X86_64 LibreOffice_project/350m1$Build-2</meta:generator>
    <meta:document-statistic meta:table-count="1" meta:image-count="0" meta:object-count="0" meta:page-count="6" meta:paragraph-count="69" meta:word-count="1966" meta:character-count="12520" meta:non-whitespace-character-count="10590"/>
  </office:meta>
</office:document-meta>
</file>